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6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visibility="collapse" table:number-columns-repeated="3" table:default-cell-style-name="Default"/>
        <table:table-column table:style-name="co2" table:visibility="collapse" table:default-cell-style-name="ce2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ini</text:p>
          </table:table-cell>
          <table:table-cell office:value-type="string" calcext:value-type="string">
            <text:p>maxi</text:p>
          </table:table-cell>
          <table:table-cell office:value-type="string" calcext:value-type="string">
            <text:p>moyenne</text:p>
          </table:table-cell>
          <table:table-cell table:style-name="Default" office:value-type="string" calcext:value-type="string">
            <text:p>rapport</text:p>
          </table:table-cell>
          <table:table-cell office:value-type="string" calcext:value-type="string">
            <text:p>Rapport arrond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chihuahua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3]+[.B3])/2" office:value-type="float" office:value="18" calcext:value-type="float">
            <text:p>18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aniche toy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formula="of:=([.C5]+[.B5])/2" office:value-type="float" office:value="26" calcext:value-type="float">
            <text:p>26</text:p>
          </table:table-cell>
          <table:table-cell table:formula="of:=[.D5]/ref" office:value-type="float" office:value="1.44444444444444" calcext:value-type="float">
            <text:p>1,4</text:p>
          </table:table-cell>
          <table:table-cell office:value-type="float" office:value="1.5" calcext:value-type="float">
            <text:p>1,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iche nain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([.C6]+[.B6])/2" office:value-type="float" office:value="31.5" calcext:value-type="float">
            <text:p>31,5</text:p>
          </table:table-cell>
          <table:table-cell table:formula="of:=[.D6]/ref" office:value-type="float" office:value="1.75" calcext:value-type="float">
            <text:p>1,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iche moyen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([.C7]+[.B7])/2" office:value-type="float" office:value="40" calcext:value-type="float">
            <text:p>40</text:p>
          </table:table-cell>
          <table:table-cell table:formula="of:=[.D7]/ref" office:value-type="float" office:value="2.22222222222222" calcext:value-type="float">
            <text:p>2,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iche royal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formula="of:=([.C8]+[.B8])/2" office:value-type="float" office:value="52.5" calcext:value-type="float">
            <text:p>52,5</text:p>
          </table:table-cell>
          <table:table-cell table:formula="of:=[.D8]/ref" office:value-type="float" office:value="2.91666666666667" calcext:value-type="float">
            <text:p>2,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formula="of:=([.C10]+[.B10])/2" office:value-type="float" office:value="56" calcext:value-type="float">
            <text:p>56</text:p>
          </table:table-cell>
          <table:table-cell table:formula="of:=[.D10]/ref" office:value-type="float" office:value="3.11111111111111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rre neuve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([.C11]+[.B11])/2" office:value-type="float" office:value="68.5" calcext:value-type="float">
            <text:p>68,5</text:p>
          </table:table-cell>
          <table:table-cell table:formula="of:=[.D11]/ref" office:value-type="float" office:value="3.80555555555556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nd danois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table:formula="of:=([.C12]+[.B12])/2" office:value-type="float" office:value="79" calcext:value-type="float">
            <text:p>79</text:p>
          </table:table-cell>
          <table:table-cell table:formula="of:=[.D12]/ref" office:value-type="float" office:value="4.38888888888889" calcext:value-type="float">
            <text:p>4,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</table:table-row>
      </table:table>
      <table:named-expressions>
        <table:named-range table:name="ref" table:base-cell-address="$Feuille1.$D$3" table:cell-range-address="$Feuille1.$D$3"/>
        <table:named-range table:name="ref2" table:base-cell-address="$Feuille1.$C$3" table:cell-range-address="$Feuille1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1:04:22.720975260</meta:creation-date>
    <dc:date>2016-02-09T18:20:52.597854438</dc:date>
    <meta:editing-duration>PT6H57M51S</meta:editing-duration>
    <meta:editing-cycles>2</meta:editing-cycles>
    <meta:generator>LibreOffice/4.2.8.2$Linux_X86_64 LibreOffice_project/420m0$Build-2</meta:generator>
    <meta:document-statistic meta:table-count="1" meta:cell-count="61" meta:object-count="0"/>
  </office:meta>
</office:document-meta>
</file>